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Footnote">
      <style:text-properties officeooo:rsid="00654ae2" officeooo:paragraph-rsid="00654ae2"/>
    </style:style>
    <style:style style:name="P2" style:family="paragraph" style:parent-style-name="Footnote">
      <style:text-properties officeooo:rsid="001a4896" officeooo:paragraph-rsid="001a4896"/>
    </style:style>
    <style:style style:name="P3" style:family="paragraph" style:parent-style-name="Footnote">
      <style:text-properties officeooo:rsid="001bf75b" officeooo:paragraph-rsid="001bf75b"/>
    </style:style>
    <style:style style:name="P4" style:family="paragraph" style:parent-style-name="Footnote">
      <style:text-properties officeooo:rsid="0020f16a" officeooo:paragraph-rsid="0020f16a"/>
    </style:style>
    <style:style style:name="P5" style:family="paragraph" style:parent-style-name="Footnote">
      <style:text-properties officeooo:rsid="00236cfc" officeooo:paragraph-rsid="00236cfc"/>
    </style:style>
    <style:style style:name="P6" style:family="paragraph" style:parent-style-name="Footnote">
      <style:text-properties officeooo:rsid="00238496" officeooo:paragraph-rsid="00238496"/>
    </style:style>
    <style:style style:name="P7" style:family="paragraph" style:parent-style-name="Footnote">
      <style:text-properties officeooo:rsid="002a31d4" officeooo:paragraph-rsid="002a31d4"/>
    </style:style>
    <style:style style:name="P8" style:family="paragraph" style:parent-style-name="Footnote">
      <style:text-properties officeooo:rsid="002b65d8" officeooo:paragraph-rsid="002b65d8"/>
    </style:style>
    <style:style style:name="P9" style:family="paragraph" style:parent-style-name="Footnote">
      <style:text-properties officeooo:rsid="002e84fa" officeooo:paragraph-rsid="002e84fa"/>
    </style:style>
    <style:style style:name="P10" style:family="paragraph" style:parent-style-name="Footnote">
      <style:text-properties officeooo:rsid="002febd7" officeooo:paragraph-rsid="002febd7"/>
    </style:style>
    <style:style style:name="P11" style:family="paragraph" style:parent-style-name="Footnote">
      <style:text-properties officeooo:rsid="0030eb6f" officeooo:paragraph-rsid="0030eb6f"/>
    </style:style>
    <style:style style:name="P12" style:family="paragraph" style:parent-style-name="Footnote">
      <style:text-properties officeooo:rsid="0032b7c2" officeooo:paragraph-rsid="0032b7c2"/>
    </style:style>
    <style:style style:name="P13" style:family="paragraph" style:parent-style-name="Footnote">
      <style:text-properties officeooo:rsid="0034efe6" officeooo:paragraph-rsid="0034efe6"/>
    </style:style>
    <style:style style:name="P14" style:family="paragraph" style:parent-style-name="Footnote">
      <style:text-properties officeooo:rsid="003f61d8" officeooo:paragraph-rsid="003f61d8"/>
    </style:style>
    <style:style style:name="P15" style:family="paragraph" style:parent-style-name="Standard" style:master-page-name="">
      <style:paragraph-properties fo:margin-left="0cm" fo:margin-right="0cm" fo:line-height="150%" fo:text-align="justify" style:justify-single-word="false" fo:hyphenation-ladder-count="no-limit" fo:text-indent="0.499cm" style:auto-text-indent="false" style:page-number="auto" style:writing-mode="page"/>
      <style:text-properties fo:font-size="12pt" fo:font-weight="normal" officeooo:rsid="005afc1d" officeooo:paragraph-rsid="001958ba" style:font-size-asian="12pt" style:font-weight-asian="normal" style:font-size-complex="12pt" style:font-weight-complex="normal" fo:hyphenate="true" fo:hyphenation-remain-char-count="2" fo:hyphenation-push-char-count="2"/>
    </style:style>
    <style:style style:name="P16"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1a4896" officeooo:paragraph-rsid="001a4896" style:font-size-asian="12pt" style:font-weight-asian="normal" style:font-size-complex="12pt" style:font-weight-complex="normal" fo:hyphenate="true" fo:hyphenation-remain-char-count="2" fo:hyphenation-push-char-count="2"/>
    </style:style>
    <style:style style:name="P17"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1ad3b0" officeooo:paragraph-rsid="001ad3b0" style:font-size-asian="12pt" style:font-weight-asian="normal" style:font-size-complex="12pt" style:font-weight-complex="normal" fo:hyphenate="true" fo:hyphenation-remain-char-count="2" fo:hyphenation-push-char-count="2"/>
    </style:style>
    <style:style style:name="P18"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617263" officeooo:paragraph-rsid="002655b3" style:font-size-asian="12pt" style:font-weight-asian="normal" style:font-size-complex="12pt" style:font-weight-complex="normal" fo:hyphenate="true" fo:hyphenation-remain-char-count="2" fo:hyphenation-push-char-count="2"/>
    </style:style>
    <style:style style:name="P19"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617263" officeooo:paragraph-rsid="0034efe6" style:font-size-asian="12pt" style:font-weight-asian="normal" style:font-size-complex="12pt" style:font-weight-complex="normal" fo:hyphenate="true" fo:hyphenation-remain-char-count="2" fo:hyphenation-push-char-count="2"/>
    </style:style>
    <style:style style:name="P20"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268080" officeooo:paragraph-rsid="00268080" style:font-size-asian="12pt" style:font-weight-asian="normal" style:font-size-complex="12pt" style:font-weight-complex="normal" fo:hyphenate="true" fo:hyphenation-remain-char-count="2" fo:hyphenation-push-char-count="2"/>
    </style:style>
    <style:style style:name="P21"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2875fd" officeooo:paragraph-rsid="002875fd" style:font-size-asian="12pt" style:font-weight-asian="normal" style:font-size-complex="12pt" style:font-weight-complex="normal" fo:hyphenate="true" fo:hyphenation-remain-char-count="2" fo:hyphenation-push-char-count="2"/>
    </style:style>
    <style:style style:name="P22"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2a31d4" officeooo:paragraph-rsid="002a31d4" style:font-size-asian="12pt" style:font-weight-asian="normal" style:font-size-complex="12pt" style:font-weight-complex="normal" fo:hyphenate="true" fo:hyphenation-remain-char-count="2" fo:hyphenation-push-char-count="2"/>
    </style:style>
    <style:style style:name="P23"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2b65d8" officeooo:paragraph-rsid="002b65d8" style:font-size-asian="12pt" style:font-weight-asian="normal" style:font-size-complex="12pt" style:font-weight-complex="normal" fo:hyphenate="true" fo:hyphenation-remain-char-count="2" fo:hyphenation-push-char-count="2"/>
    </style:style>
    <style:style style:name="P24"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2c851f" officeooo:paragraph-rsid="002c851f" style:font-size-asian="12pt" style:font-weight-asian="normal" style:font-size-complex="12pt" style:font-weight-complex="normal" fo:hyphenate="true" fo:hyphenation-remain-char-count="2" fo:hyphenation-push-char-count="2"/>
    </style:style>
    <style:style style:name="P25"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5afc1d" officeooo:paragraph-rsid="002c851f" style:font-size-asian="12pt" style:font-weight-asian="normal" style:font-size-complex="12pt" style:font-weight-complex="normal" fo:hyphenate="true" fo:hyphenation-remain-char-count="2" fo:hyphenation-push-char-count="2"/>
    </style:style>
    <style:style style:name="P26"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2e84fa" officeooo:paragraph-rsid="002e84fa" style:font-size-asian="12pt" style:font-weight-asian="normal" style:font-size-complex="12pt" style:font-weight-complex="normal" fo:hyphenate="true" fo:hyphenation-remain-char-count="2" fo:hyphenation-push-char-count="2"/>
    </style:style>
    <style:style style:name="P27"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30eb6f" officeooo:paragraph-rsid="0032af81" style:font-size-asian="12pt" style:font-weight-asian="normal" style:font-size-complex="12pt" style:font-weight-complex="normal" fo:hyphenate="true" fo:hyphenation-remain-char-count="2" fo:hyphenation-push-char-count="2"/>
    </style:style>
    <style:style style:name="P28"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32af81" officeooo:paragraph-rsid="0032af81" style:font-size-asian="12pt" style:font-weight-asian="normal" style:font-size-complex="12pt" style:font-weight-complex="normal" fo:hyphenate="true" fo:hyphenation-remain-char-count="2" fo:hyphenation-push-char-count="2"/>
    </style:style>
    <style:style style:name="P29"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32b7c2" officeooo:paragraph-rsid="0032b7c2" style:font-size-asian="12pt" style:font-weight-asian="normal" style:font-size-complex="12pt" style:font-weight-complex="normal" fo:hyphenate="true" fo:hyphenation-remain-char-count="2" fo:hyphenation-push-char-count="2"/>
    </style:style>
    <style:style style:name="P30"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220d96" officeooo:paragraph-rsid="00220d96" style:font-size-asian="12pt" style:font-weight-asian="normal" style:font-size-complex="12pt" style:font-weight-complex="normal" fo:hyphenate="true" fo:hyphenation-remain-char-count="2" fo:hyphenation-push-char-count="2"/>
    </style:style>
    <style:style style:name="P31"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34efe6" officeooo:paragraph-rsid="0034efe6" style:font-size-asian="12pt" style:font-weight-asian="normal" style:font-size-complex="12pt" style:font-weight-complex="normal" fo:hyphenate="true" fo:hyphenation-remain-char-count="2" fo:hyphenation-push-char-count="2"/>
    </style:style>
    <style:style style:name="P32"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352723" officeooo:paragraph-rsid="00352723" style:font-size-asian="12pt" style:font-weight-asian="normal" style:font-size-complex="12pt" style:font-weight-complex="normal" fo:hyphenate="true" fo:hyphenation-remain-char-count="2" fo:hyphenation-push-char-count="2"/>
    </style:style>
    <style:style style:name="P33"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359f69" officeooo:paragraph-rsid="00359f69" style:font-size-asian="12pt" style:font-weight-asian="normal" style:font-size-complex="12pt" style:font-weight-complex="normal" fo:hyphenate="true" fo:hyphenation-remain-char-count="2" fo:hyphenation-push-char-count="2"/>
    </style:style>
    <style:style style:name="P34"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3714ce" officeooo:paragraph-rsid="003714ce" style:font-size-asian="12pt" style:font-weight-asian="normal" style:font-size-complex="12pt" style:font-weight-complex="normal" fo:hyphenate="true" fo:hyphenation-remain-char-count="2" fo:hyphenation-push-char-count="2"/>
    </style:style>
    <style:style style:name="P35"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386374" officeooo:paragraph-rsid="00386374" style:font-size-asian="12pt" style:font-weight-asian="normal" style:font-size-complex="12pt" style:font-weight-complex="normal" fo:hyphenate="true" fo:hyphenation-remain-char-count="2" fo:hyphenation-push-char-count="2"/>
    </style:style>
    <style:style style:name="P36"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386374" officeooo:paragraph-rsid="003b95c2" style:font-size-asian="12pt" style:font-weight-asian="normal" style:font-size-complex="12pt" style:font-weight-complex="normal" fo:hyphenate="true" fo:hyphenation-remain-char-count="2" fo:hyphenation-push-char-count="2"/>
    </style:style>
    <style:style style:name="P37"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3b95c2" officeooo:paragraph-rsid="003b95c2" style:font-size-asian="12pt" style:font-weight-asian="normal" style:font-size-complex="12pt" style:font-weight-complex="normal" fo:hyphenate="true" fo:hyphenation-remain-char-count="2" fo:hyphenation-push-char-count="2"/>
    </style:style>
    <style:style style:name="P38"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3c397e" officeooo:paragraph-rsid="003c397e" style:font-size-asian="12pt" style:font-weight-asian="normal" style:font-size-complex="12pt" style:font-weight-complex="normal" fo:hyphenate="true" fo:hyphenation-remain-char-count="2" fo:hyphenation-push-char-count="2"/>
    </style:style>
    <style:style style:name="P39"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3dabe1" officeooo:paragraph-rsid="003dabe1" style:font-size-asian="12pt" style:font-weight-asian="normal" style:font-size-complex="12pt" style:font-weight-complex="normal" fo:hyphenate="true" fo:hyphenation-remain-char-count="2" fo:hyphenation-push-char-count="2"/>
    </style:style>
    <style:style style:name="P40"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3f61d8" officeooo:paragraph-rsid="003f61d8" style:font-size-asian="12pt" style:font-weight-asian="normal" style:font-size-complex="12pt" style:font-weight-complex="normal" fo:hyphenate="true" fo:hyphenation-remain-char-count="2" fo:hyphenation-push-char-count="2"/>
    </style:style>
    <style:style style:name="P41"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3faa1b" officeooo:paragraph-rsid="003faa1b" style:font-size-asian="12pt" style:font-weight-asian="normal" style:font-size-complex="12pt" style:font-weight-complex="normal" fo:hyphenate="true" fo:hyphenation-remain-char-count="2" fo:hyphenation-push-char-count="2"/>
    </style:style>
    <style:style style:name="P42"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style="normal" fo:font-weight="normal" officeooo:rsid="001d4959" officeooo:paragraph-rsid="001d4959" style:font-size-asian="12pt" style:font-style-asian="normal" style:font-weight-asian="normal" style:font-size-complex="12pt" style:font-style-complex="normal" style:font-weight-complex="normal" fo:hyphenate="true" fo:hyphenation-remain-char-count="2" fo:hyphenation-push-char-count="2"/>
    </style:style>
    <style:style style:name="P43"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style="normal" fo:font-weight="normal" officeooo:rsid="0020f16a" officeooo:paragraph-rsid="0020f16a" style:font-size-asian="12pt" style:font-style-asian="normal" style:font-weight-asian="normal" style:font-size-complex="12pt" style:font-style-complex="normal" style:font-weight-complex="normal" fo:hyphenate="true" fo:hyphenation-remain-char-count="2" fo:hyphenation-push-char-count="2"/>
    </style:style>
    <style:style style:name="P44"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style="normal" fo:font-weight="normal" officeooo:rsid="00220d96" officeooo:paragraph-rsid="00220d96" style:font-size-asian="12pt" style:font-style-asian="normal" style:font-weight-asian="normal" style:font-size-complex="12pt" style:font-style-complex="normal" style:font-weight-complex="normal" fo:hyphenate="true" fo:hyphenation-remain-char-count="2" fo:hyphenation-push-char-count="2"/>
    </style:style>
    <style:style style:name="P45"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style="normal" fo:font-weight="normal" officeooo:rsid="00617263" officeooo:paragraph-rsid="00220d96" style:font-size-asian="12pt" style:font-style-asian="normal" style:font-weight-asian="normal" style:font-size-complex="12pt" style:font-style-complex="normal" style:font-weight-complex="normal" fo:hyphenate="true" fo:hyphenation-remain-char-count="2" fo:hyphenation-push-char-count="2"/>
    </style:style>
    <style:style style:name="P46"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style="normal" fo:font-weight="normal" officeooo:rsid="00236cfc" officeooo:paragraph-rsid="00236cfc" style:font-size-asian="12pt" style:font-style-asian="normal" style:font-weight-asian="normal" style:font-size-complex="12pt" style:font-style-complex="normal" style:font-weight-complex="normal" fo:hyphenate="true" fo:hyphenation-remain-char-count="2" fo:hyphenation-push-char-count="2"/>
    </style:style>
    <style:style style:name="P47"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style="normal" fo:font-weight="normal" officeooo:rsid="00238496" officeooo:paragraph-rsid="00238496" style:font-size-asian="12pt" style:font-style-asian="normal" style:font-weight-asian="normal" style:font-size-complex="12pt" style:font-style-complex="normal" style:font-weight-complex="normal" fo:hyphenate="true" fo:hyphenation-remain-char-count="2" fo:hyphenation-push-char-count="2"/>
    </style:style>
    <style:style style:name="P48"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style="normal" fo:font-weight="normal" officeooo:rsid="002436e0" officeooo:paragraph-rsid="002436e0" style:font-size-asian="12pt" style:font-style-asian="normal" style:font-weight-asian="normal" style:font-size-complex="12pt" style:font-style-complex="normal" style:font-weight-complex="normal" fo:hyphenate="true" fo:hyphenation-remain-char-count="2" fo:hyphenation-push-char-count="2"/>
    </style:style>
    <style:style style:name="P49"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style="normal" fo:font-weight="normal" officeooo:rsid="0024c8b5" officeooo:paragraph-rsid="0024c8b5" style:font-size-asian="12pt" style:font-style-asian="normal" style:font-weight-asian="normal" style:font-size-complex="12pt" style:font-style-complex="normal" style:font-weight-complex="normal" fo:hyphenate="true" fo:hyphenation-remain-char-count="2" fo:hyphenation-push-char-count="2"/>
    </style:style>
    <style:style style:name="P50"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style="normal" fo:font-weight="normal" officeooo:rsid="002655b3" officeooo:paragraph-rsid="002655b3" style:font-size-asian="12pt" style:font-style-asian="normal" style:font-weight-asian="normal" style:font-size-complex="12pt" style:font-style-complex="normal" style:font-weight-complex="normal" fo:hyphenate="true" fo:hyphenation-remain-char-count="2" fo:hyphenation-push-char-count="2"/>
    </style:style>
    <style:style style:name="P51"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style="normal" fo:font-weight="normal" officeooo:rsid="0032af81" officeooo:paragraph-rsid="0032af81" style:font-size-asian="12pt" style:font-style-asian="normal" style:font-weight-asian="normal" style:font-size-complex="12pt" style:font-style-complex="normal" style:font-weight-complex="normal" fo:hyphenate="true" fo:hyphenation-remain-char-count="2" fo:hyphenation-push-char-count="2"/>
    </style:style>
    <style:style style:name="P52"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style="normal" fo:font-weight="normal" officeooo:rsid="0032b7c2" officeooo:paragraph-rsid="0032b7c2" style:font-size-asian="12pt" style:font-style-asian="normal" style:font-weight-asian="normal" style:font-size-complex="12pt" style:font-style-complex="normal" style:font-weight-complex="normal" fo:hyphenate="true" fo:hyphenation-remain-char-count="2" fo:hyphenation-push-char-count="2"/>
    </style:style>
    <style:style style:name="P53"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style="normal" fo:font-weight="normal" officeooo:rsid="0033bece" officeooo:paragraph-rsid="0033bece" style:font-size-asian="12pt" style:font-style-asian="normal" style:font-weight-asian="normal" style:font-size-complex="12pt" style:font-style-complex="normal" style:font-weight-complex="normal" fo:hyphenate="true" fo:hyphenation-remain-char-count="2" fo:hyphenation-push-char-count="2"/>
    </style:style>
    <style:style style:name="P54" style:family="paragraph" style:parent-style-name="Standard">
      <style:paragraph-properties fo:hyphenation-ladder-count="no-limit" style:writing-mode="page"/>
      <style:text-properties fo:font-size="12pt" fo:font-weight="normal" officeooo:rsid="00645fe3" officeooo:paragraph-rsid="001958ba" style:font-size-asian="12pt" style:font-weight-asian="normal" style:font-size-complex="12pt" style:font-weight-complex="normal" fo:hyphenate="true" fo:hyphenation-remain-char-count="2" fo:hyphenation-push-char-count="2"/>
    </style:style>
    <style:style style:name="P55" style:family="paragraph" style:parent-style-name="Standard">
      <style:paragraph-properties fo:hyphenation-ladder-count="no-limit" style:writing-mode="page"/>
      <style:text-properties fo:font-size="12pt" fo:font-weight="normal" officeooo:rsid="0023f23d" officeooo:paragraph-rsid="001958ba" style:font-size-asian="12pt" style:font-weight-asian="normal" style:font-size-complex="12pt" style:font-weight-complex="normal" fo:hyphenate="true" fo:hyphenation-remain-char-count="2" fo:hyphenation-push-char-count="2"/>
    </style:style>
    <style:style style:name="P56" style:family="paragraph" style:parent-style-name="Quotations">
      <style:paragraph-properties fo:hyphenation-ladder-count="no-limit" style:writing-mode="page"/>
      <style:text-properties officeooo:rsid="001bf75b" officeooo:paragraph-rsid="001bf75b" fo:hyphenate="true" fo:hyphenation-remain-char-count="2" fo:hyphenation-push-char-count="2"/>
    </style:style>
    <style:style style:name="P57" style:family="paragraph" style:parent-style-name="Quotations">
      <style:paragraph-properties fo:text-align="center" style:justify-single-word="false" fo:hyphenation-ladder-count="no-limit" style:writing-mode="page"/>
      <style:text-properties officeooo:paragraph-rsid="00220d96" fo:hyphenate="true" fo:hyphenation-remain-char-count="2" fo:hyphenation-push-char-count="2"/>
    </style:style>
    <style:style style:name="P58"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3faa1b" officeooo:paragraph-rsid="003faa1b" style:font-size-asian="12pt" style:font-weight-asian="normal" style:font-size-complex="12pt" style:font-weight-complex="normal" fo:hyphenate="true" fo:hyphenation-remain-char-count="2" fo:hyphenation-push-char-count="2"/>
    </style:style>
    <style:style style:name="P59"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459442" officeooo:paragraph-rsid="00459442" style:font-size-asian="12pt" style:font-weight-asian="normal" style:font-size-complex="12pt" style:font-weight-complex="normal" fo:hyphenate="true" fo:hyphenation-remain-char-count="2" fo:hyphenation-push-char-count="2"/>
    </style:style>
    <style:style style:name="P60"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4742c1" officeooo:paragraph-rsid="004742c1" style:font-size-asian="12pt" style:font-weight-asian="normal" style:font-size-complex="12pt" style:font-weight-complex="normal" fo:hyphenate="true" fo:hyphenation-remain-char-count="2" fo:hyphenation-push-char-count="2"/>
    </style:style>
    <style:style style:name="P61"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47587b" officeooo:paragraph-rsid="0047587b" style:font-size-asian="12pt" style:font-weight-asian="normal" style:font-size-complex="12pt" style:font-weight-complex="normal" fo:hyphenate="true" fo:hyphenation-remain-char-count="2" fo:hyphenation-push-char-count="2"/>
    </style:style>
    <style:style style:name="P62"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47bda1" officeooo:paragraph-rsid="0047bda1" style:font-size-asian="12pt" style:font-weight-asian="normal" style:font-size-complex="12pt" style:font-weight-complex="normal" fo:hyphenate="true" fo:hyphenation-remain-char-count="2" fo:hyphenation-push-char-count="2"/>
    </style:style>
    <style:style style:name="P63"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49f7a2" officeooo:paragraph-rsid="0049f7a2" style:font-size-asian="12pt" style:font-weight-asian="normal" style:font-size-complex="12pt" style:font-weight-complex="normal" fo:hyphenate="true" fo:hyphenation-remain-char-count="2" fo:hyphenation-push-char-count="2"/>
    </style:style>
    <style:style style:name="P64"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4b803c" officeooo:paragraph-rsid="004b803c" style:font-size-asian="12pt" style:font-weight-asian="normal" style:font-size-complex="12pt" style:font-weight-complex="normal" fo:hyphenate="true" fo:hyphenation-remain-char-count="2" fo:hyphenation-push-char-count="2"/>
    </style:style>
    <style:style style:name="P65"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2febd7" officeooo:paragraph-rsid="004b803c" style:font-size-asian="12pt" style:font-weight-asian="normal" style:font-size-complex="12pt" style:font-weight-complex="normal" fo:hyphenate="true" fo:hyphenation-remain-char-count="2" fo:hyphenation-push-char-count="2"/>
    </style:style>
    <style:style style:name="P66"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officeooo:paragraph-rsid="004b803c" fo:hyphenate="true" fo:hyphenation-remain-char-count="2" fo:hyphenation-push-char-count="2"/>
    </style:style>
    <style:style style:name="P67"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officeooo:rsid="004b803c" officeooo:paragraph-rsid="004b803c" fo:hyphenate="true" fo:hyphenation-remain-char-count="2" fo:hyphenation-push-char-count="2"/>
    </style:style>
    <style:style style:name="P68"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officeooo:rsid="004c786e" officeooo:paragraph-rsid="004c786e" fo:hyphenate="true" fo:hyphenation-remain-char-count="2" fo:hyphenation-push-char-count="2"/>
    </style:style>
    <style:style style:name="P69"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officeooo:rsid="004c786e" officeooo:paragraph-rsid="004e31f5" fo:hyphenate="true" fo:hyphenation-remain-char-count="2" fo:hyphenation-push-char-count="2"/>
    </style:style>
    <style:style style:name="P70"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officeooo:rsid="004e31f5" officeooo:paragraph-rsid="004e31f5" fo:hyphenate="true" fo:hyphenation-remain-char-count="2" fo:hyphenation-push-char-count="2"/>
    </style:style>
    <style:style style:name="P71" style:family="paragraph" style:parent-style-name="Footnote">
      <style:text-properties officeooo:rsid="00419165" officeooo:paragraph-rsid="00419165"/>
    </style:style>
    <style:style style:name="P72" style:family="paragraph" style:parent-style-name="Footnote">
      <style:text-properties officeooo:rsid="0043a9b2" officeooo:paragraph-rsid="0043a9b2"/>
    </style:style>
    <style:style style:name="P73" style:family="paragraph" style:parent-style-name="Footnote">
      <style:text-properties officeooo:rsid="00459442" officeooo:paragraph-rsid="00459442"/>
    </style:style>
    <style:style style:name="P74" style:family="paragraph" style:parent-style-name="Footnote">
      <style:text-properties officeooo:rsid="004742c1" officeooo:paragraph-rsid="004742c1"/>
    </style:style>
    <style:style style:name="P75" style:family="paragraph" style:parent-style-name="Footnote">
      <style:text-properties officeooo:rsid="0047587b" officeooo:paragraph-rsid="0047587b"/>
    </style:style>
    <style:style style:name="P76" style:family="paragraph" style:parent-style-name="Footnote">
      <style:text-properties officeooo:rsid="0047bda1" officeooo:paragraph-rsid="0047bda1"/>
    </style:style>
    <style:style style:name="P77" style:family="paragraph" style:parent-style-name="Footnote">
      <style:text-properties officeooo:rsid="0049f7a2" officeooo:paragraph-rsid="0049f7a2"/>
    </style:style>
    <style:style style:name="P78" style:family="paragraph" style:parent-style-name="Footnote">
      <style:text-properties officeooo:rsid="004c786e" officeooo:paragraph-rsid="004c786e"/>
    </style:style>
    <style:style style:name="P79" style:family="paragraph" style:parent-style-name="Footnote">
      <style:text-properties officeooo:rsid="00654ae2" officeooo:paragraph-rsid="00654ae2"/>
    </style:style>
    <style:style style:name="P80" style:family="paragraph" style:parent-style-name="Heading_20_1">
      <style:paragraph-properties fo:hyphenation-ladder-count="no-limit" style:writing-mode="page"/>
      <style:text-properties fo:hyphenate="true" fo:hyphenation-remain-char-count="2" fo:hyphenation-push-char-count="2"/>
    </style:style>
    <style:style style:name="T1" style:family="text">
      <style:text-properties officeooo:rsid="006505f5"/>
    </style:style>
    <style:style style:name="T2" style:family="text">
      <style:text-properties officeooo:rsid="00617263"/>
    </style:style>
    <style:style style:name="T3" style:family="text">
      <style:text-properties officeooo:rsid="0062168f"/>
    </style:style>
    <style:style style:name="T4" style:family="text">
      <style:text-properties officeooo:rsid="0066fb58"/>
    </style:style>
    <style:style style:name="T5" style:family="text">
      <style:text-properties officeooo:rsid="00645fe3"/>
    </style:style>
    <style:style style:name="T6" style:family="text">
      <style:text-properties officeooo:rsid="0027c9e6"/>
    </style:style>
    <style:style style:name="T7" style:family="text">
      <style:text-properties officeooo:rsid="001bf75b"/>
    </style:style>
    <style:style style:name="T8" style:family="text">
      <style:text-properties officeooo:rsid="0020f16a"/>
    </style:style>
    <style:style style:name="T9" style:family="text">
      <style:text-properties officeooo:rsid="00220d96"/>
    </style:style>
    <style:style style:name="T10" style:family="text">
      <style:text-properties officeooo:rsid="00236cfc"/>
    </style:style>
    <style:style style:name="T11" style:family="text">
      <style:text-properties officeooo:rsid="00238496"/>
    </style:style>
    <style:style style:name="T12" style:family="text">
      <style:text-properties officeooo:rsid="002436e0"/>
    </style:style>
    <style:style style:name="T13" style:family="text">
      <style:text-properties officeooo:rsid="0024c8b5"/>
    </style:style>
    <style:style style:name="T14" style:family="text">
      <style:text-properties officeooo:rsid="002875fd"/>
    </style:style>
    <style:style style:name="T15" style:family="text">
      <style:text-properties officeooo:rsid="002a31d4"/>
    </style:style>
    <style:style style:name="T16" style:family="text">
      <style:text-properties officeooo:rsid="002b65d8"/>
    </style:style>
    <style:style style:name="T17" style:family="text">
      <style:text-properties officeooo:rsid="002c851f"/>
    </style:style>
    <style:style style:name="T18" style:family="text">
      <style:text-properties officeooo:rsid="002febd7"/>
    </style:style>
    <style:style style:name="T19" style:family="text">
      <style:text-properties fo:font-style="italic" style:font-style-asian="italic" style:font-style-complex="italic"/>
    </style:style>
    <style:style style:name="T20" style:family="text">
      <style:text-properties fo:font-style="italic" officeooo:rsid="002febd7"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officeooo:rsid="002febd7" style:font-style-asian="normal" style:font-style-complex="normal"/>
    </style:style>
    <style:style style:name="T23" style:family="text">
      <style:text-properties fo:font-style="normal" officeooo:rsid="0032b7c2" style:font-style-asian="normal" style:font-style-complex="normal"/>
    </style:style>
    <style:style style:name="T24" style:family="text">
      <style:text-properties fo:font-style="normal" officeooo:rsid="0062168f" style:font-style-asian="normal" style:font-style-complex="normal"/>
    </style:style>
    <style:style style:name="T25" style:family="text">
      <style:text-properties fo:font-style="normal" officeooo:rsid="002436e0" style:font-style-asian="normal" style:font-style-complex="normal"/>
    </style:style>
    <style:style style:name="T26" style:family="text">
      <style:text-properties fo:font-style="normal" officeooo:rsid="0033bece" style:font-style-asian="normal" style:font-style-complex="normal"/>
    </style:style>
    <style:style style:name="T27" style:family="text">
      <style:text-properties fo:font-style="normal" officeooo:rsid="003714ce" style:font-style-asian="normal" style:font-style-complex="normal"/>
    </style:style>
    <style:style style:name="T28" style:family="text">
      <style:text-properties officeooo:rsid="0033bece"/>
    </style:style>
    <style:style style:name="T29" style:family="text">
      <style:text-properties officeooo:rsid="00352723"/>
    </style:style>
    <style:style style:name="T30" style:family="text">
      <style:text-properties officeooo:rsid="00359f69"/>
    </style:style>
    <style:style style:name="T31" style:family="text">
      <style:text-properties officeooo:rsid="003714ce"/>
    </style:style>
    <style:style style:name="T32" style:family="text">
      <style:text-properties officeooo:rsid="003b95c2"/>
    </style:style>
    <style:style style:name="T33" style:family="text">
      <style:text-properties officeooo:rsid="003c397e"/>
    </style:style>
    <style:style style:name="T34" style:family="text">
      <style:text-properties officeooo:rsid="003c9e94"/>
    </style:style>
    <style:style style:name="T35" style:family="text">
      <style:text-properties officeooo:rsid="003faa1b"/>
    </style:style>
    <style:style style:name="T36" style:family="text">
      <style:text-properties officeooo:rsid="0041399a"/>
    </style:style>
    <style:style style:name="T37" style:family="text">
      <style:text-properties officeooo:rsid="0042d674"/>
    </style:style>
    <style:style style:name="T38" style:family="text">
      <style:text-properties officeooo:rsid="0043a9b2"/>
    </style:style>
    <style:style style:name="T39" style:family="text">
      <style:text-properties officeooo:rsid="00459442"/>
    </style:style>
    <style:style style:name="T40" style:family="text">
      <style:text-properties officeooo:rsid="004742c1"/>
    </style:style>
    <style:style style:name="T41" style:family="text">
      <style:text-properties officeooo:rsid="0047587b"/>
    </style:style>
    <style:style style:name="T42" style:family="text">
      <style:text-properties fo:font-size="12pt" fo:font-weight="normal" style:font-size-asian="12pt" style:font-weight-asian="normal" style:font-size-complex="12pt" style:font-weight-complex="normal"/>
    </style:style>
    <style:style style:name="T43" style:family="text">
      <style:text-properties fo:font-size="12pt" fo:font-weight="normal" officeooo:rsid="004b803c" style:font-size-asian="12pt" style:font-weight-asian="normal" style:font-size-complex="12pt" style:font-weight-complex="normal"/>
    </style:style>
    <style:style style:name="T44" style:family="text">
      <style:text-properties fo:font-size="12pt" fo:font-weight="normal" officeooo:rsid="00645fe3" style:font-size-asian="12pt" style:font-weight-asian="normal" style:font-size-complex="12pt" style:font-weight-complex="normal"/>
    </style:style>
    <style:style style:name="T45" style:family="text">
      <style:text-properties fo:font-size="12pt" fo:font-weight="normal" officeooo:rsid="004e31f5" style:font-size-asian="12pt" style:font-weight-asian="normal" style:font-size-complex="12pt" style:font-weight-complex="normal"/>
    </style:style>
    <style:style style:name="T46" style:family="text">
      <style:text-properties officeooo:rsid="0047bda1"/>
    </style:style>
    <style:style style:name="T47" style:family="text">
      <style:text-properties officeooo:rsid="0048fb6c"/>
    </style:style>
    <style:style style:name="T48" style:family="text">
      <style:text-properties officeooo:rsid="0049f7a2"/>
    </style:style>
    <style:style style:name="T49" style:family="text">
      <style:text-properties officeooo:rsid="004ba2c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1 Das Versprechen der Kontingenz</text:h>
      <text:p text:style-name="P15"/>
      <text:p text:style-name="P16">Kontingenz ist die Negation der Notwendigkeit. Wo Notwendigkeit heißt „A can not not be“, lässt die Kontingenz den Freiraum der Nichtexistenz, und „A can not be“<text:note text:id="ftn1" text:note-class="footnote"><text:note-citation>1</text:note-citation><text:note-body><text:p text:style-name="P2">Dieser eine Text von der ersten Sitzung</text:p></text:note-body></text:note>.</text:p>
      <text:p text:style-name="P16">Vielen Leuten macht das Angst. Angst vor dem Tod, Angst vor Veränderung hat das Streben der Menschen durch ihre gesamte Geschichte hindurch bestimmt, <text:span text:style-name="T36">meist zugunsten des Status Quo</text:span>. Doch der dialektische Counterpart der Revolution bestimmt die Geschichte genauso in dem Versuch, die bestehenden Verhältnisse zum „nicht mehr sein“ zu bewegen und ihnen den eigenen Stempel aufzudrücken.</text:p>
      <text:p text:style-name="P17">Kontingenz lässt den Soll-Zustand zu, der sich als die Hoffnung des Ist-Zustandes inszeniert. Sie sind notwendigerweise unterschiedlich; der Soll-Zustand hört auf, einer zu sein, sobald der Ist-Zustand ihn erreicht hat, und ist damit der Motor des Wandels, der den Akteur dazu bringt, die Welt, und sich selbst als Teil dieser, zu verändern.</text:p>
      <text:p text:style-name="P17">Die Kontingenz der Sprache ermöglicht es, neue Erklärungen für Dinge zu finden; denn ein Satz, der die Welt gestern angemessen beschrieben hat, kann schon heute am neuen Ist-Zustand scheitern. Gleichzeitig kann sie genutzt werden, um einen neuen Soll-Zustand zu zelebrieren. Doch auch dann muss sie bei der nächsten Sekunde, die es wagt, sich von der vorangegangenen Sekunde zu unterscheiden, sich neu erfinden und sich wandeln.</text:p>
      <text:p text:style-name="P17">Richard Rorty, der als einer der ersten die Möglichkeiten der Kontingenz der Sprache beschrieben hat, gefällt das sehr gut; <text:span text:style-name="T7">in der Ironie sieht er die Chance, das alle Menschen sich verstehen können (oder zumindest respektieren), wenn sie nur die Grenzen und die Kontingenz der eigenen Sprache anerkennen und die der anderen wertschätzen. Deswegen definiert er sich als einen „ironist“:</text:span></text:p>
      <text:p text:style-name="P56">„(1) She has radical and continuing doubts about the final vocabulary she currently uses, because she has been impressed by other vocabularies, […] (2) she realizes that argument phrased in her present vocabulary can neither underwrite or dissolve these doubts; (3) […] she does not think that her vocabulary is closer to reality than others, that it is in touch with a power not herself.“<text:note text:id="ftn2" text:note-class="footnote"><text:note-citation>2</text:note-citation><text:note-body><text:p text:style-name="P3">Rorty 73</text:p></text:note-body></text:note></text:p>
      <text:p text:style-name="P42">Ferner ist er „liberal“ <text:span text:style-name="T12">ironist</text:span>, weil er denkt, dass „<text:span text:style-name="T8">Cruelty“ das schlimmste ist, was wir Menschen uns antun können</text:span><text:span text:style-name="T8"><text:note text:id="ftn3" text:note-class="footnote"><text:note-citation>3</text:note-citation><text:note-body><text:p text:style-name="P4">Rorty xv</text:p></text:note-body></text:note></text:span><text:span text:style-name="T8">. Von diesem moralischen Standpunkt aus betrachtet er verschiedene Vokabulare, beispielsweise von Orwell und Nabokov, die beide verschiedene Wege gefunden haben, um Grausamkeiten neu zu beschreiben und anzugreifen.</text:span></text:p>
      <text:p text:style-name="P43"><text:soft-page-break/>Ich bin kein liberal ironist. Ich habe persönlich das Glück gehabt, nicht viele Grausamkeiten erleben zu müssen, und mein bisheriges Leben in relativ friedlichen und sicheren Weltgegenden verbracht zu haben – vielleicht manchmal etwas zu sicher. Was mich bewegt ist deswegen nicht Grausamkeit, sondern Überwachung, Unterdrückung und Zwänge, aus denen ich die Menschen befreien will; das <text:span text:style-name="T12">A</text:span>blassen von Grausamkeit kommt eher von selbst, wenn Menschen sich nicht zu so etwas gezwungen fühlen, beziehungsweise dem anderen genug Autonomie zugestehen, dass sie ihm gar keine Grausamkeit antun können. Ich nenne diese Einstellung fortan den „radical ironist“, der sich von anderen Radikalen darin unterscheidet, dass er ebensowenig auf seinem Vokabular beharrt wie die liberal ironists.</text:p>
      <text:p text:style-name="P44">Autonomie <text:span text:style-name="T12">ist</text:span> die Möglichkeit, sich nach Sartre selbst zu erschaffen, sich die Grenzen des eigenen Handelns selbst setzen zu können, und auch die Freiheit zu haben, nach diesen selbstgesetzten Regeln handeln zu können, wie zwischen den Zeilen dieses Nietzsche-Zitats zu lesen:</text:p>
      <text:p text:style-name="P57">“Wer sich nicht befehlen kann, der soll gehorchen. Und mancher kann sich befehlen, aber da fehlt noch viel, dass er sich auch gehorche!”<text:note text:id="ftn4" text:note-class="footnote"><text:note-citation>4</text:note-citation><text:note-body><text:p text:style-name="P1">Nietzsche 1967, http://www.nietzschesource.org/#eKGWB/Za-III-Tafeln-4</text:p></text:note-body></text:note></text:p>
      <text:p text:style-name="P44">Kontingenz ermöglicht Autonomie erst, weil sie einem die Möglichkeit gibt, plötzlich anders zu sein als vorher, und sich gegen die Regeln zu entscheiden, die einem immer vorher jemand anders <text:span text:style-name="T12">(Gott? Eltern? Der Staat? Die Anderen?)</text:span> gegeben hat.</text:p>
      <text:p text:style-name="P44">Das Vokabular, dass ich unter die Lupe nehmen will, ist nicht von Orwell oder Nabokov, auch wenn sich Orwell ebenso mit Überwachung und Unterdrückung auseinandergesetzt hat (ich fand wohl einen anderen Teil des Buches interessant als Rorty). Stattdessen will ich mich mit den Kybernetikern auseinandersetzen, eine interdisziplinäre Theorie, die seit dem zweiten Weltkrieg mal mehr, mal weniger beachtet wird, die die Welt als sich selbst regulierendes System begreift und von deren Name die wunderschöne Vorsilbe „cyber-“ abgeleitet ist. Zentral<text:span text:style-name="T12">er Gedanke</text:span> der Kybernetik ist, dass man aus <text:span text:style-name="T12">einem</text:span> System errechnen kann, wie sich die einzelnen Teile in Zukunft verhalten werden, um es dann gezielt zu steuern.</text:p>
      <text:p text:style-name="P44">Die Kybernetik ist dabei aus mehreren Gründen interessant: einerseits war sie lange eine Hoffnung für die kommunistische Planwirtschaft, den Markt in Effizienz zu überholen, und damit für mehrere Generationen von - auf die Kontingenz zählenden - „Wandlern“ wichtig. Andererseits sind Rortys Ideen auch in der Kybernetik verbreitet, wenn auch unter dem etwas anderen Label des „radikalen Konstruktivismus“.</text:p>
      <text:p text:style-name="P44">Kontingenz ist innerhalb der Kybernetik nicht unbedingt positiv besetzt. Die Kybernetik ist zwar eine recht gute Strategie, um mit Kontingenzen umzugehen, und wurde in diesem Zusammenhang <text:soft-page-break/>entwickelt. Allerdings war die Kontingenz der menschlichen Willensfreiheit auch immer das größte Hindernis für die Planbarkeit von allem, die die Kybernetik anstrebt.</text:p>
      <text:p text:style-name="P30"><text:span text:style-name="T21">Diese Hausarbeit soll sich also der Frage widmen, ob die kybernetische Erklärung der Welt genug Raum </text:span><text:span text:style-name="T25">für die Kontingenz </text:span><text:span text:style-name="T21">lässt, um Autonomie zu befördern.</text:span></text:p>
      <text:h text:style-name="P80" text:outline-level="1">2 Strukturelle Ähnlichkeiten zwischen Rorty und <text:span text:style-name="T9">der</text:span> Kybernetik</text:h>
      <text:p text:style-name="P45"/>
      <text:p text:style-name="P44">Wie bereits angedeutet, sind in der Kybernetik Rortys Ideen nicht ganz unbekannt, auch wenn sie in einem anderen Vokabular ausgedrückt werden. <text:span text:style-name="T10">Im radikalen Konstruktivismus des Kybernetikers Heinz von Foerster findet man überall das Diktum „truth is rather made than found“</text:span><text:span text:style-name="T10"><text:note text:id="ftn5" text:note-class="footnote"><text:note-citation>5</text:note-citation><text:note-body><text:p text:style-name="P5">Rorty 3</text:p></text:note-body></text:note></text:span><text:span text:style-name="T10"> wieder, zum Beispiel in der Aussage „Wahrheit ist die Erfindung eines Lügners“</text:span><text:span text:style-name="T10"><text:note text:id="ftn6" text:note-class="footnote"><text:note-citation>6</text:note-citation><text:note-body><text:p text:style-name="P5">Foerster ?</text:p></text:note-body></text:note></text:span><text:span text:style-name="T10">, in der sich die „Gemachtheit“ der Wahrnehmung ausdrückt.</text:span></text:p>
      <text:p text:style-name="P46">Foerster geht allerdings etwas weiter als Rorty, da er nicht nur Philosoph ist, sondern in erster Linie Naturwissenschaftler und Kybernetiker, und die Philosophie <text:span text:style-name="T36">vor allem</text:span> als Kitt für die verschiedenen Disziplinen der Kybernetik für wichtig hält. Foerster hält also nicht nur die geisteswissenschaftliche Erkenntnis für abhängig vom Vokabular, das man verwendet, sondern konzentriert sich auf die naturwissenschaftliche Erkenntnis. Da die Kybernetik aber auch vor allem eine Handlungstheorie ist, die die bestmögliche Handlung innerhalb eines Systems errechnen will, bindet er diesen Konstruktionsprozess auch direkt in die Praxis mit ein.</text:p>
      <text:h text:style-name="P80" text:outline-level="1">2.1 <text:span text:style-name="T3">Überschriebene Neubeschreibungen</text:span></text:h>
      <text:p text:style-name="P46"/>
      <text:p text:style-name="P46">Dieser Gedanke kommt recht schnell, wenn man die Zyklizität der Kybernetik ernst nimmt, in der Akteur und System sich in einem rekursiven Prozess von Information, einer Feedbackschleife, ständig aneinander weiterentwickeln. Wahrnehmung und Handlung kann man nach der Kybernetik in sechs Schritten begreifen:</text:p>
      <text:p text:style-name="P46"><text:span text:style-name="T11">(</text:span>1<text:span text:style-name="T11">)</text:span> Der Akteur stellt aus seinem bisherigen Wissen<text:note text:id="ftn7" text:note-class="footnote"><text:note-citation>7</text:note-citation><text:note-body><text:p text:style-name="P5">Nach dieser Definition hier: Seemann (2014): S.18 </text:p></text:note-body></text:note> eine Frage an die Welt. <text:span text:style-name="T11">(</text:span>2<text:span text:style-name="T11">)</text:span> Seine Wahrnehmung gibt ihm Daten über diese Welt, <text:span text:style-name="T11">(</text:span>3<text:span text:style-name="T11">)</text:span> <text:span text:style-name="T11">die </text:span>nach seiner Frage geordnet und <text:span text:style-name="T11">als Informationen an sein Wissen angeschlossen werden. (4) Aus seinen individuellen Zielen formuliert der Akteur nun einen Soll-Zustand und (5) errechnet, wohin sich der Ist-Zustand bewegt, und erstellt einen Plan, wie er ihn an den Soll-Zustand angleichen kann. (6) Nach diesem Plan handelt er nun.</text:span></text:p>
      <text:p text:style-name="P47"><text:soft-page-break/>Dieses Bild ist viel technischer als das von Rorty, der den Poeten lobt und dessen Sprache sich lieber mit romantischer Literatur auseinandersetzt; aber von der kybernetischen Planung abgesehen sieht Rorty Erkenntnis ziemlich ähnlich, als Feedback von der Welt in eigenen Worten neu geordnet. Rorty fokussiert sich in seiner Betrachtung aufs Sprechen als einzige Handlung; doch auch nach ihm müssen alle Handlungen an dieses Bild anschließen, das wir von der Realität haben.</text:p>
      <text:p text:style-name="P47">Und auch die Kybernetiker lassen sich nach Rorty teilweise als Poeten begreifen. Michael Seemann<text:note text:id="ftn8" text:note-class="footnote"><text:note-citation>8</text:note-citation><text:note-body><text:p text:style-name="P6">Ich halte Seemann für einen Kybernetiker, weil er mit Systemen, Information und Feedback argumentiert, auch wenn er sich nicht selbst so sieht (glaube ich) und auch nicht so gesehen wird. In seiner Definition des Kontrollverlusts (Seemann (2014): S.19) ist das kybernetische Denkmuster aber klar erkennbar.</text:p></text:note-body></text:note> beispielsweise hat die Welt nach dem digitalen Wandel unter dem Paradigma des Kontrollverlusts mit seinem Buch „das neue Spiel“ hervorragend neu beschrieben. Wo Seemann sagt, dass unser Wissen über die digitale Welt vom Feedback abgestraft wird, weil dieses Wissen auf falschen Annahmen gebildet wurde, benutzt er ein Denkmuster, das klar in diese sechs Schritte übersetzbar ist – und uns gleichzeitig eine neue Beschreibung liefert, um diese Annahmen anzupassen, und neu über unser digitales Leben reden zu können.</text:p>
      <text:p text:style-name="P48">Genauso ist der Satz „truth is rather made than found“ oder das poetischere „Wahrheit ist die Erfindung eines Lügners“ <text:span text:style-name="T13">eine Neubeschreibung unserer Erkenntnis, die es uns erst möglich macht, über widersprüchliche Realitäten zu reden und die Determination unserer Lebenswelten durch die Sprache in Worte zu fassen.</text:span></text:p>
      <text:p text:style-name="P49">Ein gutes Beispiel sind hierbei antipatriarchale Kämpfe, die vor allem im Internet toben – wo doch nirgendwo soviel gesprochen wird wie im Internet. Umkämpft wird dabei das Recht, die Welt nach den eigenen Vorstellungen beschreiben zu dürfen, genauer gesagt sich selbst nach den eigenen Vorstellungen beschreiben zu dürfen, die Hoheit über die eigene Identität zu haben. Dabei erobern sich marginalisierte Communities ihr Sprachrohr zurück, und sie beschreiben die Welt lauter als je zuvor: wie viele Geschlechter es gibt, bis wann ein Akt Sex ist und ab wann Vergewaltigung, was normal ist und was nicht. Mit der Vorsilbe „cis-“ (wie in cis-Frau) werden Wörter geschaffen, die ganze Lebensformen sagbar und damit lebbar machen, Transpersonen aller Coleur, die nicht ins alte, binäre Geschlechterkonzept passen, erobern sich das Recht, ihre Pronomen, die Art wie über sie gesprochen wird, selbst aussuchen zu können, ein zutiefst autonomes Konzept.</text:p>
      <text:p text:style-name="P50">Dass die Welt neu beschrieben wird, ist in ihrer zwangsläufigen Kontingenz angelegt; im kybernetischen Zirkel beispielsweise muss der Ist-Zustand ja immer neu erfasst werden, um den Erfolg der letzten Handlung zu messen, und um zu prüfen, was man als nächstes tun sollte. Eine immer schneller voranschreitende Welt (in denen sich auch die kybernetischen Zyklen schneller wiederholen), in der das Internet einen immer wieder mit dem Weltbild anderer konfontiert, passiert das sogar so häufig, dass es kein Wunder ist, dass gerade jetzt Theorien erfolgreicher sind, die die Kontingenz von Weltbildern berücksichtigen.</text:p>
      <text:h text:style-name="P80" text:outline-level="1"><text:soft-page-break/><text:span text:style-name="T4">2</text:span>.2 <text:span text:style-name="T3">Selbstreferenzielle Erkenntnis</text:span></text:h>
      <text:p text:style-name="P18"/>
      <text:p text:style-name="P20">Im kybernetischen Erkenntniszyklus ist noch ein weiteres Element enthalten, dem Rorty ein ganzes Kapitel gewidmet hat: die Kontingenz des Selbst. <text:span text:style-name="T14">Wenn man sich im Laufe dieses Zyklusses selbst neu beschreibt, kann man sich auch selbst eine neue, autonomere Bedeutung geben, den Platz im eigenen Weltbild selbst bestimmen, in dem man sich so und nicht anders von den anderen Elementen darin abgrenzt.</text:span></text:p>
      <text:p text:style-name="P21">Auch der Blick auf sich selbst wird dabei gestärkt: man kann zwar mit der Frage in (1) bereits beeinflussen, welche Informationen man über die Welt erhält, aber das stört den Wahrheitsgehalt der Aussage nicht. Die anderen Möglichkeiten, wie man sonst beschrieben werden könnte, sind keinen Deut mehr wert alsl die eigene Art, sich einzuordnen; immerhin gibt es den Gott nicht, dessen Weltbild die objektive Realität darstellt. <text:span text:style-name="T15">Es klingt auf den ersten Blick, als wäre es völlig beliebig, dass man nur sieht was man sehen will, und die Wahrheit so nie finden kann.</text:span></text:p>
      <text:p text:style-name="P21">Vielmehr hilft diese Sichtweise, einem zu verstehen, wie sehr die eigene Erkenntnis von einem selbst abhängt, und führt so eine weitere Reflektionsebene mit ein. Wie wird mein Weltbild von unterbewussten Vorannahmen geprägt? Von moralischen Ansprüchen an mich selbst und andere? Suche ich bei mir oder anderen nach dem, was ich als moralisch gut oder schlecht einstufe, und was übersehe ich deswegen? <text:span text:style-name="T15">Welche Mythen erzähle ich mir selbst, und warum brauche ich sie, um meine Identität zu rechtfertigen?</text:span></text:p>
      <text:p text:style-name="P22">Foerster sieht darin eine der Konsequenzen der Zyklizität der Kybernetik. Die Bedingungen der eigenen Wahrnehmung rücken in den Vordergrund, weil sie ein Teil des Zirkels ist, den man nicht wegdenken kann. Und während man sich in einer Beobachtung zweiter Ordnung selbst betrachtet, muss man auch seine eigene Kontingenz anerkennen, und wie man sich durch dieses Beobachten mitverändert.<text:note text:id="ftn9" text:note-class="footnote"><text:note-citation>9</text:note-citation><text:note-body><text:p text:style-name="P7">Foerster 114</text:p></text:note-body></text:note> Dieser Zyklus kommt nie zum Ende: dieses selbstbezügliche Beobachten ist nur der erste Schritt zur nächsten Beobachtung. Die Wahrheit findet man am Ende natürlich nicht; sie ist eben nichts, was gefunden werden kann, was da draußen ist, sondern Wahrheit ist der Prozess des Beobachtens, der Prozess des Machens der Wahrheit.</text:p>
      <text:p text:style-name="P22">Das bedeutet Mut, das bedeutet Verantwortung. Die Kontingenz eines selbst lässt einen aufhören zu existieren, sobald man sich nur im Spiegel sieht, und im nächsten Moment neu geboren werden – doch hat man sich in die richtige Richtung verändert? Nach der Ansicht des alten Ichs oder nach der des neuen Ichs? Hat man mit der Handlung, die aus dieser schlüpfrigen, prozessualen Wahrnehmung folgt, die Welt zum richtigen verändert?</text:p>
      <text:p text:style-name="P22">Wegen diesem ständigen Zweifel, den der Ironiker an seinem eigenen Vokabular hat, ist es eben nicht beliebig, was man wahrnimmt, und kann man es eben nicht einfach aussuchen. <text:span text:style-name="T16">Dabei will </text:span><text:soft-page-break/><text:span text:style-name="T16">man sich nicht an die Realität im objektivistischen Sinne annähern; aber man sollte versuchen, die Daten, die man über die Welt erhält, in ihrem Sinne statt im eigenen Sinne zu deuten; wenn man es nicht tut, werden Widersprüche im eigenen Wissen auftauchen, die man nur mit Gewalt gegen sich selbst in Schach halten kann.</text:span><text:span text:style-name="T16"><text:note text:id="ftn10" text:note-class="footnote"><text:note-citation>10</text:note-citation><text:note-body><text:p text:style-name="P8">Ein Beispiel: ich verbrenne mich, aber will den Schmerz nicht spüren. Also weigere ich mich, die Flamme wahrzunehmen. Ich kann nicht handeln, um den Schmerz abklingen zu lassen, weil er in meiner Welt nicht stattfindet; und selbst wenn ich es durchhalte, bis der Schmerz von selbst vergeht (was Wochen dauern kann) und meinem Wissen nicht mehr widerspricht, wird immer eine Lüge zurückbleiben, deren Existenz ich mir nicht erklären kann. Es gibt nur wenige Schmerzen, die so unbedingt vermieden werden müssen, dass sie eine solche Selbstlüge rechtfertigen, und das durchzuziehen, führt fast zwangsläufig in Wahn (im schlimmsten Fall sogar in den Antisemitismus).</text:p></text:note-body></text:note></text:span><text:span text:style-name="T16"> Der Ironiker verzweifelt an Ist- und Soll-Zustand des eigenen Weltbildes, statt dass er in seiner eigenen Welt versinkt.</text:span></text:p>
      <text:p text:style-name="P23">Die Kybernetik bietet hier jedoch noch eine leicht verbesserte Variante. Mit dem kybernetischen Blick auf Ist- und Soll-Zustand dümpeln Selbstbild und Weltbild nicht zwangsläufig in einem ewigen Zyklus nebeneinander her, sondern man könnte errechnen, was man im nächsten Moment glauben wird. Im ältesten kybernetischen Beispiel erzählt, springt die Maus der eigenen Wahrnehmung zwar weiter <text:span text:style-name="T17">durch den Zyklus, aber die Katze der Komputation könnte die nächste Frage, die sie stellen wird, bereits vorher erraten.</text:span></text:p>
      <text:p text:style-name="P24">Solange die Symbiose zwischen Mensch und Maschinen, das Verschmelzen unseres fantasievollen Gehirns mit rechenstarken Prozessoren nicht erreicht ist, können wir jedoch nur Maus sein, und die Maschinen keine hinreichend fantasievollen Katzen, um uns fangen zu wollen. Die kybernetische Beschleunigung des Erkenntnisprozesses bleibt solange utopisch.</text:p>
      <text:h text:style-name="P80" text:outline-level="1">3 <text:span text:style-name="T2">Der herrschende Kybernetes</text:span></text:h>
      <text:p text:style-name="P25"/>
      <text:p text:style-name="P26">In einem Punkt aber unterscheidet sich das Vokabular der Kybernetik von Rortys Ansatz, und ist auch aus Sicht eines radikalen Ironikers zu kritisieren – die Herrschaft ist aus der Kybernetik nicht wegzudenken. In der Sichtweise, die die Kybernetik auf die Welt hat, ist die Beeinflussung der als System verstandenen Welt ein fundamentaler Teil, sie ist das Ziel der Erkenntnis überhaupt.</text:p>
      <text:p text:style-name="P26">Die kritische Theorie kennt dafür den schönen Begriff der instrumentellen Vernunft; dass die Vernunft als Herrschaftsinstrument verwendet wird, um sich die Natur unterzuordnen, sie mit Wissenschaft zu erfassen und sie mit Technik zu beherrschen.<text:note text:id="ftn11" text:note-class="footnote"><text:note-citation>11</text:note-citation><text:note-body><text:p text:style-name="P9">Adorno/Horkheimer 10</text:p></text:note-body></text:note></text:p>
      <text:p text:style-name="P26">Das erste Indiz für die enge Verwandtschaft der Kybernetik mit der Herrschaft ist in ihrem Namen angelegt: <text:span text:style-name="T18">weil </text:span>„[…<text:span text:style-name="T18">] der Begriff Kybernetik, den Norbert Wiener prägte und im Jahre 1948 zum Titel seines Buches machte, auf das griechische Wort für Steuermann (</text:span><text:span text:style-name="T20">kybernetes</text:span><text:span text:style-name="T18">) zurückgeht, das im Lateinischen zum </text:span><text:span text:style-name="T20">gubernator</text:span><text:span text:style-name="T18"> und im Englischen zum </text:span><text:span text:style-name="T20">governor</text:span><text:span text:style-name="T18"> wird.“</text:span><text:span text:style-name="T18"><text:note text:id="ftn12" text:note-class="footnote"><text:note-citation>12</text:note-citation><text:note-body><text:p text:style-name="P10">Foerster 107</text:p></text:note-body></text:note></text:span><text:span text:style-name="T18"> Gouverneure an </text:span><text:soft-page-break/><text:span text:style-name="T18">sich sind ja bei vielen Leuten nicht einmal unbeliebt – nicht alle haben ein Problem damit, dass die vom Gouverneur gesteuerten </text:span><text:span text:style-name="T20">sie selbst als Menschen </text:span><text:span text:style-name="T22">sind.</text:span></text:p>
      <text:p text:style-name="P27"><text:span text:style-name="T21">Die instrumentelle Vernunft ordnet dem hochgehaltenen Subjekt eben nicht nur Natur oder Menschen unter, sondern das, was der Vernunft Objekt ist: alles. Ziel der Erkenntnis ist es auch im systemischen Ansatz der Kybernetik, eine unbeschreibbar komplexe Welt verwertbar und verwendbar zu machen, zu quantifizieren.</text:span><text:span text:style-name="T21"><text:note text:id="ftn13" text:note-class="footnote"><text:note-citation>13</text:note-citation><text:note-body><text:p text:style-name="P11">Lefherz (2016): S.6</text:p></text:note-body></text:note></text:span><text:span text:style-name="T21"> Aber allen Objekten, die man beschreiben will, einfach eine Zahl anzukleben, damit man mit ihnen rechnen kann, kann nie ganz ohne Willkür geschehen; eine solche Beschreibung muss immer tote Winkel haben, und kann die gesamte Qualität eines Objekts nie ausreichend erfassen. </text:span></text:p>
      <text:p text:style-name="P51">Daten sind nach Seemann ein Unterschied: der Unterschied zwischen 0 und 1. Alles, was für uns später Information werden kann, wenn wir ihm wieder Qualität geben (aber nach unseren Vorstellungen, nicht nach denen des Objekts), all das haben wir nur in Form einer Zahl erfahren. Und alles in der Welt, was nicht in diese Zahl passt, fällt dabei weg und taucht in unserem Wissen nicht auf.</text:p>
      <text:p text:style-name="P51">Wenn ein Kybernetiker, der sich ein schönes Modell aus der Welt gemacht und in ein System gepresst hat, nun handeln will, wird er zwangsläufig den Objekten seines Handelns Gewalt antun; denn ihre qualitativen Bedürfnisse sind niemals zu 100 Prozent in sein Wissen übersetzbar, und er könnte sie nur respektieren, wenn er sie kennt.</text:p>
      <text:p text:style-name="P28"><text:span text:style-name="T21">Wenn er das überhaupt wollen würde. Aber der Soll-Zustand, in den die meisten Governors die Welt versetzen wollen, ist bekanntlich nicht Orwells Traum der „human equality“; auch wenn die Kybernetik sie „technically possible“ macht.</text:span><text:span text:style-name="T21"><text:note text:id="ftn0" text:note-class="footnote"><text:note-citation>14</text:note-citation><text:note-body><text:p text:style-name="P71">Rorty 169</text:p></text:note-body></text:note></text:span><text:span text:style-name="T21"> </text:span><text:span text:style-name="T23">Die Herrschaftsverhältnisse stehen dieser also auch mit der Kybernetik im Wege.</text:span></text:p>
      <text:p text:style-name="P52">In der befreiten Gesellschaft, auch ein toter Traum des zwanzigsten Jahrhunderts, könnte die Kybernetik uns zumindest die „human equality“ liefern. Die Herrschaft müssten wir wohl trotzdem in Kauf nehmen.</text:p>
      <text:h text:style-name="P80" text:outline-level="1"><text:span text:style-name="T21">3.1 </text:span><text:span text:style-name="T24">Menschen zu Maschinen! Kybernetik-Mythos</text:span></text:h>
      <text:p text:style-name="P25"/>
      <text:p text:style-name="P29">Wo ich eben nachgewiesen habe, dass die Kybernetik eine instrumentelle Vernunft ist, hat Adorno noch mehr zu sagen; auch als Mythos wurde die Kybernetik im letzten Jahrhundert verehrt.</text:p>
      <text:p text:style-name="P29">Als Wiener 1950 mit dem Buch <text:span text:style-name="T19">Mensch und Menschmaschine</text:span><text:span text:style-name="T21"> eine Art kybernetische Gesellschaftstheorie vorlegt, ist die Kybernetik gerade im Kommen, und als es vier Jahre später neu überarbeitet und publiziert wird, trifft es mit seinem populärwissenschaftlichen Ansatz den Zahn der </text:span><text:soft-page-break/><text:span text:style-name="T21">Zeit.</text:span><text:span text:style-name="T21"><text:note text:id="ftn14" text:note-class="footnote"><text:note-citation>15</text:note-citation><text:note-body><text:p text:style-name="P12">Feustel (2015): S. 48<text:span text:style-name="T28">ff</text:span></text:p></text:note-body></text:note></text:span><text:span text:style-name="T21"> Der aufstrebenden Kybernetik wird viel zugetraut, die künstliche Intelligenz </text:span><text:span text:style-name="T26">ist nur eins davon.</text:span></text:p>
      <text:p text:style-name="P53">Die Kategorien System, Information und Feedback sollen plötzlich alles beschreiben können, auch den Menschen. Endlich eine Erklärung, die die Erfassung der Welt schön einfach macht: alles ist ein Schaltkreis, alles ein Computer. Da Schaltkreise auch Informationen verarbeiten können, sind menschliche Gehirne vielleicht nur Computer auf LSD – wenn Schaltkreise Gehirne sind, sind Menschen gleich Maschinen.</text:p>
      <text:p text:style-name="P53">Die Angst, die diesen Mythos füttert, ist typisch für andere Mythen; das Reale in einem, das unerfassbare der eigenen Psyche, die Angst vor der eigenen Irrationalität, vor dem Es. Computer zu Gehirnen zu erheben, soll den Menschen entzaubern, das komplexe zum komplizierten reduzieren: denn Programmierung ist nur kompliziert, heutige Maschinen sind vollständig verstehbar, wenn man sie in ihre Einzelteile zerlegt. Das weckt die Hoffnung, auch den Teil in sich selbst zu verstehen, der einem schon immer Angst gemacht hat, das unbewusste, das sich natürlicherweise der Erfassung entzieht. Der Wunsch zur Herrschaft über sich selbst hat neben den anderen Mythen, im Sinne der Aufklärung auch die Kybernetik hervorgebracht, weil sie den Menschen reduzierbar macht.</text:p>
      <text:p text:style-name="P31"><text:span text:style-name="T21">Es gibt auch innerhalb der Kybernetik Stimmen, die das begreifen und sich dem widersetzen wollen; Foerster beispielsweise kritisiert die plumpe Gleichsetzung zwischen Menschen und Maschinen schon ziemlich früh, dass man eine Undurchsichtigkeit nicht durch die andere erklären kann.</text:span><text:span text:style-name="T21"><text:note text:id="ftn15" text:note-class="footnote"><text:note-citation>16</text:note-citation><text:note-body><text:p text:style-name="P13">Foerster 111f</text:p></text:note-body></text:note></text:span><text:span text:style-name="T21"> Typisch für den Mythos ist jedoch, dass man ihm nicht zuhört; zwischen all den Kybernetikgläubigen geht die kritische Stimme Foersters unter.</text:span></text:p>
      <text:p text:style-name="P31"><text:span text:style-name="T21">Der Kybernetikpop hält ungefähr zwanzig Jahre, bis die Hoffnungen der Entzauberung des Menschen größtenteils zerstreut sind. Filme, die die Gefahr der Herrschaft der Roboter über die Menschen behandeln, gibt es noch heute, wie </text:span><text:span text:style-name="T19">The Matrix</text:span><text:span text:style-name="T21"> oder </text:span><text:span text:style-name="T19">I, Robot</text:span><text:span text:style-name="T21">: doch das Wort „Kybernetik“ kommt darin nicht mehr vor.</text:span></text:p>
      <text:h text:style-name="P80" text:outline-level="1"><text:span text:style-name="T21">3.2 </text:span><text:span text:style-name="T27">Der</text:span><text:span text:style-name="T24"> “andere” in der Kybernetik</text:span></text:h>
      <text:p text:style-name="P19"/>
      <text:p text:style-name="P31">Auch wenn Foerster dem mythischen Element in der Kybernetik nicht hinterherrannte und sich über seinen erkenntnistheoretischen Ansatz bemühte, die totalitäre Tendenz der Kybernetik abzubauen, fällt es ihm schwer, die Perspektive des Herrschenden zu verlassen, die seiner Disziplin innewohnt.</text:p>
      <text:p text:style-name="P31">Das wäre auch nicht einfach; Computer, die für das kybernetische Denken nun mal zentral sind, funktionieren eben mit Kommandozeilen und Befehlen, <text:span text:style-name="T29">das Dateisystem besteht aus einer </text:span><text:soft-page-break/><text:span text:style-name="T29">Ordnerhierarchie</text:span> <text:span text:style-name="T29">und die klar voneinander abgetrennten Zugriffsrechte, die die verschiedenen Benutzer eines Linux-Computers gewährt bekommen, haben etwas sehr deutsches an sich. Die Kultur, die dieser Form der Interaktion innewohnt, funktioniert mit klaren Befehlen, die genau einer Syntax gehorchen; mit Abtrennung, Grenzen, Hierarchie.</text:span></text:p>
      <text:p text:style-name="P32">In dieser Denkkultur ist es kontraintuitiv, sich vom anderen, den man zum Objekt macht, inspirieren zu lassen. Jeder hat die klar abgesteckte Kontrolle über seinen Bereich, und jeder ist Kybernetiker genug, um über das ihm zugeteilte System zu herrschen.</text:p>
      <text:p text:style-name="P32">Vor diesem Hintergrund muss man die Verantwortungsethik verstehen, die Foerster aus seiner Erkenntnistheorie ableitet:<text:note text:id="ftn19" text:note-class="footnote"><text:note-citation>17</text:note-citation><text:note-body><text:p text:style-name="P71">Foerster <text:span text:style-name="T37">36</text:span></text:p></text:note-body></text:note> <text:span text:style-name="T37">auch wenn er selbst vorhat, die Freiheit eines anderen nicht zu beschränken, </text:span>die Wahrnehmung und das Weltbild gehört eben zu dem mir zugeteilten Bereich, und ich habe die Verantwortung, mit dieser selektiven Wahrnehmung umzugehen. Akteure entscheiden sich eben, <text:span text:style-name="T31">wie sie ihre Wahrnehmung interpretieren</text:span> – und kein Bit fällt um, ohne dass es jemand umfallen hören will.</text:p>
      <text:p text:style-name="P32">Das kommt der Herrschaft äußerst gelegen – denn dann macht nicht der Täter jemanden zum Opfer, sondern die Herrschaftsbeziehung erscheint konsensual. Das Opfer könnte sich weigern, die eigene Degradierung wahrzunehmen, die Identität anzunehmen, die ihm aufgedrückt wird, und <text:span text:style-name="T30">wäre frei, einfach per Definition.</text:span></text:p>
      <text:p text:style-name="P33">Für den Täter reicht es in dieser Konstellation aus, eine Verantwortungsethik zu formulieren, und darauf zu bauen, dass sich schon die richtigen Leute verantwortlich fühlen werden. <text:span text:style-name="T31">Aber ein </text:span>Opfer, <text:span text:style-name="T31">das </text:span>die Autonomie eines Steuermanns nicht genieß<text:span text:style-name="T31">t</text:span> und keine Macht über das System ha<text:span text:style-name="T31">t</text:span>, in dem <text:span text:style-name="T31">es </text:span>leb<text:span text:style-name="T31">t</text:span>, würde sich sicher eine andere Ethik ausdenken.</text:p>
      <text:p text:style-name="P33">Man kann sich als Opfer eines unverantwortungsbewussten Kybernetikers (oder eines, der es einfach nicht besser weiß) nicht bis in alle Ewigkeit einreden, dass man seine Autonomie nicht einbüßt; man interpretiert das Feedback aus der Welt ja nur und manipuliert es nicht, und Konflikte einfach nicht wahrzunehmen führt zu kognitiven Dissonanzen, die bald schwerer wiegen als die Unterdrückung selbst.</text:p>
      <text:p text:style-name="P33">Eine Verantwortungsethik, die sich Herrschende ausgedacht haben, um allen zu erlauben, ihre Herrschaft nicht als solche zu interpretieren, <text:span text:style-name="T31">kann eine herrschaftsfreie Gesellschaftsordnung also nicht ersetzen. Statt dass ein Gouverneur, der sich auf Basis der Kybernetik bemüht, die Bedürfnisse seiner Untertanen zu erkennen, die Macht hat, das ihm unterliegende System nach seinem Gewissen zu steuern, braucht es ein demokratisches Verfahren, mit dem die Perspektiven anderer ihre Bedeutung entfalten können.</text:span></text:p>
      <text:p text:style-name="P34">Der Kybernetik fällt es schwer, diesen anderen Perspektiven einen ausreichenden Platz einzuräumen – zu sehr sind es die Kybernetiker gewohnt, mit Computern zu reden statt mit anderen <text:soft-page-break/>Menschen. So lange ist es schwer, einen Mechanismus einzubauen, durch den Kybernetik die Autonomie der Menschen fördert, statt sie zu übergehen.</text:p>
      <text:h text:style-name="Heading_20_1" text:outline-level="1">4 <text:span text:style-name="T5">Überwachung als Kern der Kybernetik </text:span></text:h>
      <text:p text:style-name="P31"/>
      <text:p text:style-name="P35">Aus dem Herrschaftscharakter der kybernetischen Denkweise hat sich ein Problem entwickelt, dass die Autonomie aller Menschen bedroht, und gleichzeitig zu einem allgegenwärtigen Element unseres Alltags geworden ist – digitale Totalüberwachung.</text:p>
      <text:p text:style-name="P36">Der Kybernetik liegt der Gedanke zugrunde, dass man mit genügend Wissen über die Vergangenheit die Zukunft errechnen kann; um sie dann nach den eigenen Vorstellungen zu manipulieren. <text:span text:style-name="T32">Dafür braucht man ganz viele Daten in elektronisch auslesbarer Form.</text:span></text:p>
      <text:p text:style-name="P36"><text:span text:style-name="T32">Ein Problem ist dabei, dass Menschen sich kontingent verhalten, und wir die Handlungen eines Einzelnen nur sehr schwer vorhersagen können; das hebt sich aber wundersamerweise wieder auf, sobald wir versuchen, das Verhalten einer größeren Masse an Menschen vorherzusagen.</text:span><text:span text:style-name="T32"><text:note text:id="ftn16" text:note-class="footnote"><text:note-citation>18</text:note-citation><text:note-body><text:p text:style-name="P73">http://www.fontblog.de/ueber-ueberwachung/</text:p></text:note-body></text:note></text:span><text:span text:style-name="T32"> Massen sind weniger kontingent als Einzelne – weswegen man am besten gleich Daten über Massen sammelt als über Einzelne, wenn man ein möglichst treffsicheres Bild von der Welt haben will. Die Fehlerquote ist natürlich nie null; aber in einer Masse an Menschen fällt ein autonomer, kontingenter Mensch, der es wagt, sich gegen seine Vergangenheit zu verhalten, viel weniger ins Gewicht.</text:span></text:p>
      <text:p text:style-name="P37">Damit fallen auch die Interessen dieses Einzelnen weniger ins Gewicht; man plant einfach die Zukunft der anderen Leute, und wenn er nicht ins Konzept passt, muss er sich eben damit arrangieren, dass er nicht mitgerechnet wurde. Solange die allermeisten Menschen sich als männlich oder weiblich definieren, reicht ein Drop-Down-Menü statt einem Texteingabefeld, um eine*n User*in nach dem Geschlecht zu fragen. Einprogrammierte Vorannahmen sind auch für Maschinen verständlich, die nun nicht lernen müssen, wie sie Menschen mit nichtbinärem Geschlecht einordnen sollen. <text:span text:style-name="T33">Solange das Feedback diese Erklärung der Welt nicht zu kritisch abstraft, wird sie geglaubt und umgesetzt.</text:span></text:p>
      <text:p text:style-name="P39">Die digitale Totalüberwachung ermöglicht eine kybernetische Planung von Handlungen erst – und ist in der Terrorismusbekämpfung per Drohne längst auch für Tote verantwortlich, <text:span text:style-name="T38">sogar für welche, deren Namen man nicht einmal kennt, deren andere Daten aber reichen, um sie als Terroristen zu töten</text:span><text:span text:style-name="T38"><text:note text:id="ftn20" text:note-class="footnote"><text:note-citation>19</text:note-citation><text:note-body><text:p text:style-name="P72">www.wired.com/2010/05/no-name-terrorists-now-cia-drone-targets/</text:p></text:note-body></text:note></text:span>. Doch ist Überwachung an sich ein Problem für die Autonomie aller Menschen?</text:p>
      <text:h text:style-name="Heading_20_1" text:outline-level="1"><text:soft-page-break/>4.1 <text:span text:style-name="T39">Herrschaft durch Überwachung</text:span></text:h>
      <text:p text:style-name="P31"/>
      <text:p text:style-name="P38">Wahrgenommen zu werden ist nicht zwangsläufig ein Problem - auch wir wollen wahrnehmen, die Welt verstehen, einordnen, unsere eigenen Erklärungen für sie finden. Gerne überwache ich über das Internet, wie die Auslieferung meines Pakets läuft, und wann es endlich bei mir ankommen wird. Ich will auch das Wetter überwachen, um zu wissen, welche Bekleidung der Zukunft angemessen ist – (und danke an dieser Stelle allen, die Daten über es sammeln, um mir seine Zukunft vorherzusagen).</text:p>
      <text:p text:style-name="P38">Wahrgenommen <text:span text:style-name="T34">zu </text:span>werden ist nicht zwangsläufig ein Problem - ganze Industrien widmen sich der Frage, wie wir sicherstellen können, dass wir als schön wahrgenommen werden (oder zumindest als das, was wir als schön empfinden). <text:span text:style-name="T34">Kleidung und Kosmetik haben immer eine große Rolle im sozialen Leben gespielt, und die sozialen Netzwerke, die für die Überwachung unserer privaten Kommunikation so berüchtigt geworden sind, ermöglichen es uns genauso, dass unsere schönen Seiten von anderen wahrgenommen werden können.</text:span></text:p>
      <text:p text:style-name="P39">Ich will als radical ironist nicht, dass niemand sieht, welche Kleidung ich trage, oder dass niemand mich dafür verurteilt, welche Kleidung ich trage – Wahrnehmung und Urteil anderer gehen mich nichts an. Ich will, dass niemand mich daran hindert, zu tragen was ich will. Wenn ich illegale Drogen nehmen würde, eine Handlung, die insofern autonom ist, dass sie nur nach meinen Regeln legal ist, würde es mich nicht stören, dass Polizisten zusehen – das würde es erst, wenn sie mich daran hindern würden, damit fortzufahren.</text:p>
      <text:p text:style-name="P40">Oder wie Seemann sagt: „Überwachung ist nicht an sich freiheitsraubend. Sie ist kein abstrakter, binärer Zustand, der entweder an oder aus ist. […] Überwachung ist nicht gleich Macht, sondern Macht macht Beobachtung erst zur Überwachung.“<text:note text:id="ftn17" text:note-class="footnote"><text:note-citation>20</text:note-citation><text:note-body><text:p text:style-name="P14">Seemann (2014): S. 172</text:p></text:note-body></text:note></text:p>
      <text:p text:style-name="P40">Nur wenn Überwachung mich disziplinieren kann, schränkt sie meine Autonomie ein. Nur, wenn jemand vorhat, nach der Beobachtung meiner Handlungen in sie einzugreifen, mittels der Kybernetik sogar dort, wo ich in Zukunft handeln werde, und nicht dort, wo ich zuletzt gehandelt habe, <text:span text:style-name="T35">werde ich daran gehindert, nach meinen eigenen Regeln zu leben. Das bedeutet natürlich: in dem Maße, in dem Überwachung die Herrschaft augmentiert, in dem sie kybernetische Herrschaft möglich macht, die uns einen Schritt voraus sein kann in dem Versuch, unsere Autonomie zu beschränken, lohnt es sich, sich der Überwachung zu entziehen, um ein autonomes Leben zu führen.</text:span></text:p>
      <text:p text:style-name="P41">Seemann stellt einige Strategien dafür vor; nachdem die Privatsphäre gescheitert und aufgelöst ist, bleibt einem zum Beispiel noch Verschlüsselung, um sich der Überwachung zu entziehen.</text:p>
      <text:p text:style-name="P41">Ich will einen anderen Weg vorschlagen: lasst uns kontingent werden. Da, wo Überwachung nicht in der Lage ist, unser Verhalten vorherzusagen, verfehlt sie ihr Ziel; und je entschlossener, <text:soft-page-break/>häufiger und unerwarteter wir gegen unsere Vergangenheit handeln, desto weniger kann unser Handeln vorausgesagt werden, geschweige denn darin eingegriffen werden. </text:p>
      <text:h text:style-name="Heading_20_1" text:outline-level="1">4.2 <text:span text:style-name="T39">Gegenü</text:span>berwachung</text:h>
      <text:p text:style-name="P31"/>
      <text:p text:style-name="P41">Überwachung kann die Autonomie eines Individuums jedoch auch befördern. <text:span text:style-name="T39">Als Strategie, die Überwachung gegen Herrschaft nutzt, schlägt Seemann die Gegenüberwachung vor: statt vom Staat überwacht zu werden und zu einem disziplinierten und geplanten Objekt zu werden, den Staat und seine Kontrollmechanismen zu überwachen.</text:span></text:p>
      <text:p text:style-name="P59">Herrschaft beruht vielfach auf Geheimnissen; staatliche Überwachung wird nicht umsonst zu großen Teilen von den sogenannten Geheimdiensten übernommen. Jobcenter, die ihre „Kunden“ durch Überwachung disziplinieren, arbeiten mit ihren Methoden oft am Rande der Legalität oder zumindest der Repression;<text:note text:id="ftn21" text:note-class="footnote"><text:note-citation>21</text:note-citation><text:note-body><text:p text:style-name="P74">http://ad-sinistram.blogspot.de/2009/05/geraubte-personlichkeitsrechte-fur.html</text:p></text:note-body></text:note> <text:span text:style-name="T40">und diese Geheimnisse aufzudecken, kann staatliche Herrschaft massiv einschränken und erschweren.</text:span></text:p>
      <text:p text:style-name="P60">Gegenüberwachung kann den Aktivitäten von Herrschenden auch anders entgegentreten: wenn man Informationen über das Handeln des Staates hat, kann man es kybernetisch vorhersagen und ihm ausweichen, Schlupflöcher finden, Freiräume vergrößern. Es gibt zum Beispiel Online-Karten, die <text:span text:style-name="T41">die Orte von Überwachungskameras speichern</text:span><text:note text:id="ftn22" text:note-class="footnote"><text:note-citation>22</text:note-citation><text:note-body><text:p text:style-name="P75">https://kamba4.crux.uberspace.de/</text:p></text:note-body></text:note>, <text:span text:style-name="T41">sodass man ihnen ausweichen und Gesichtserkennungssoftware entgehen kann.</text:span></text:p>
      <text:p text:style-name="P61">Kybernetische Vorhersage muss nicht in der Hand der Herrschenden bleiben; sie haben es nur in der Vergangenheit besser vermocht, die richtigen Fragen zu stellen. Konzerne wie Google und Facebook verdienen ihr Geld damit, uns Werbung anzuzeigen, von denen sie glauben, dass wir etwas mit ihnen anfangen können; die Daten über uns nach der richtigen Frage zu ordnen ist für sie das Geschäftsmodell. Indem sie das Instrument der Query<text:note text:id="ftn23" text:note-class="footnote"><text:note-citation>23</text:note-citation><text:note-body><text:p text:style-name="P77">Seemann (2014): S.56++</text:p></text:note-body></text:note> gut beherrschen, verstehen sie die Welt.</text:p>
      <text:p text:style-name="P61">Das müssen wir auch. Die Autonomie der Query ist notwendig, um sich die Welt auf eigene Weise <text:span text:style-name="T46">erklären</text:span> zu können. Sie ermöglicht uns, Wissen so anzuordnen, dass wir nicht nur gut danach handeln können, sondern auch uns im Kontrast zu der Welt, wie wir sie wahrnehmen, definieren zu können.</text:p>
      <text:p text:style-name="P62">Im Internet (und wir erhalten heutzutage den Großteil unseres Wissens über das Internet) haben wir unterschiedliche Autonomie über diese Query. Auf Facebook und Google beispielsweise entscheiden proprietäre Algorithmen darüber, welche Ergebnisse unseren Feed füllen. Auf Twitter hingegen ist die Autonomie größer: wir kriegen genau die Nachrichten angezeigt, die wir wollen; weil wir Leuten folgen oder nicht folgen oder weil wir nach allen Nachrichten mit dem Hashtag <text:soft-page-break/>#Philosophy suchen. Seemann nennt dieses Konzept auch Filtersouveränität;<text:note text:id="ftn24" text:note-class="footnote"><text:note-citation>24</text:note-citation><text:note-body><text:p text:style-name="P76">Seemann (2014): <text:span text:style-name="T47">184+</text:span></text:p></text:note-body></text:note> <text:span text:style-name="T48">Die Autonomie, Daten nach unseren eigenen Vorstellungen zu empfangen, zu interpretieren und an unser Wissen anschließen zu können. Diese Autonomie ermöglicht erst den kybernetischen Zyklus: sie ist der Schritt 1, eine Frage an die Welt stellen zu können. Wenn man das nicht kann, hat man keinen Einfluss darauf, wie die Welt einem erklärt wird, und darin drückt sich die gesamte Grausamkeit der Herrschaft über unsere Facebook-Feeds aus.</text:span></text:p>
      <text:p text:style-name="P63">Gegenüberwachung ermöglicht eine liberale Fantasie, die bis heute unverwirklicht ist: Regierung als Dienstleistung, statt als Herrschaft. Der Fakt, dass Regierungen Geheimnisse vor ihren Bürgern haben, schwächt immer wieder die liberale Welterklärung, dass Regierungen da sind, um uns zu dienen; und haben radikalen Welterklärungen, die den Zweck von Regierungen in der Herrschaft sehen, seit jeher in die Hände gespielt.</text:p>
      <text:p text:style-name="P63">Gegenüberwachung kann eine solche Gesellschaft ermöglichen; nur wenn die Bürger wissen, was ihre Regierung überhaupt tut, und dann direkten (kybernetischen) Einfluss darauf haben können (die vierjährige Wahl kann hier nur ein Anfang sein), kann eine solche Gesellschaft entstehen.</text:p>
      <text:p text:style-name="P64">Eine solche Gesellschaft würde auch die Autonomie aller massiv erhöhen; die Gesetze wären plötzlich selbstgegeben, die Gesellschaft würde demokratisch darüber entscheiden was geschehen soll, und die Steuerung der Gesellschaft würde nicht mehr in der Hand von wenigen, sondern in den Händen von allen liegen; eine Utopie, wie sie in dieser Form nur aus dem 21. Jahrhundert stammen kann.</text:p>
      <text:p text:style-name="P64">Doch auch darin wäre eins zentral: das Recht der Disziplinierung muss bei den Bürgern liegen, eine Form der Gewaltenteilung, die man für gewöhnlich „Volkssouveränität“ nennt. Da Überwachung nur dann ihre volle kybernetische Kontrollfunktion entfaltet, wenn der Kybernetiker nicht nur zusieht, sondern auch handelt, müssen die Bürger eines solchen Staates die Möglichkeit erhalten, ihren Staat zu sanktionieren, wenn er ihren Willen nicht erfüllt.</text:p>
      <text:p text:style-name="P66"><text:span text:style-name="T43">Die Überwachung des Staates muss also grundlegende demokratische Forderung werden; und das ist nur die liberale Sicht, nicht einmal eine radikale.</text:span></text:p>
      <text:h text:style-name="Heading_20_1" text:outline-level="1">5. Planung des Selbst</text:h>
      <text:p text:style-name="P66"/>
      <text:p text:style-name="P67">Die Überwachung ist aus unserer heutigen Gesellschaft nicht mehr wegzudenken. <text:span text:style-name="T49">Bürgerrechtsinitiativen aller Art und zwei Parteien sind bei dem Versuch, gegen Überwachung zu kämpfen, massiv gescheitert – Seemann begründet in seinem Bucht ausführlich, warum im Zeitalter des Kontrollverlustes über unsere Information die Geheimhaltung von Daten eine fragile Strategie </text:span><text:soft-page-break/><text:span text:style-name="T49">ist und keine Zukunft hat.</text:span><text:span text:style-name="T49"><text:note text:id="ftn25" text:note-class="footnote"><text:note-citation>25</text:note-citation><text:note-body><text:p text:style-name="P78">Seemann (2014): S. 165</text:p></text:note-body></text:note></text:span><text:span text:style-name="T49"> Stattdessen plädiert er für Offenheit und Transparenz, die auf der richtigen Seite eingesetzt die Machtverhältnisse zugunsten der Schwachen verschieben können.</text:span></text:p>
      <text:p text:style-name="P68">Von unten nach oben zu überwachen kann nämlich durchaus die Macht auch in unsere Hände legen, und wenn wir Filtersouveränität erlangen, kann die Kybernetik auch denen in die Hände spielen, die nichts haben außer einem Endgerät und ihrer prekären Lage. Kybernetische Handlungsweisen durchdringen unseren Alltag; offen ist nur die Frage, ob wir uns planen lassen, oder selbst Steuermann unserer Geschicke werden; nicht nur Objekt bleiben, sondern Subjekt werden.</text:p>
      <text:p text:style-name="P68">Nach Nietzsches <text:span text:style-name="T44">“Wer sich nicht befehlen kann, der soll gehorchen. Und mancher kann sich befehlen, aber da fehlt noch viel, dass er sich auch gehorche!”</text:span><text:span text:style-name="T44"><text:note text:id="ftn26" text:note-class="footnote"><text:note-citation>26</text:note-citation><text:note-body><text:p text:style-name="P1">Nietzsche 1967, http://www.nietzschesource.org/#eKGWB/Za-III-Tafeln-4</text:p></text:note-body></text:note></text:span><text:span text:style-name="T44"> </text:span><text:span text:style-name="T42">ist schließlich auch die Herrschaft über sich selbst notwendig für die Autonomie. Dazu zählt, sich selbst zu verstehen, und bessere Wege zu finden, sich zu erklären; im Sinne der kritischen Vernunft, nach der „nur solches Denken hart genug [ist], die Mythen zu zerbrechen, das sich selbst Gewalt antut.“</text:span><text:span text:style-name="T42"><text:note text:id="ftn27" text:note-class="footnote"><text:note-citation>27</text:note-citation><text:note-body><text:p text:style-name="P78">Adorno/Horkheimer 10</text:p></text:note-body></text:note></text:span></text:p>
      <text:p text:style-name="P68"><text:span text:style-name="T42">Kontingent handeln heißt auch, gegen die eigene Anpassung zu handeln, gegen die eigene Vergangenheit, gegen den eigenen Impuls, gleich zu bleiben. Damit erlangt man Freiheit über sich; man entzieht sich der Vorhersage durch andere; man lebt Willensfreiheit aus, die nur bewiesen werden kann, indem man sich entscheidet, etwas anderes zu wollen, als man bis eben noch wollte.</text:span></text:p>
      <text:p text:style-name="P69"><text:span text:style-name="T42">Die Kybernetik </text:span><text:span text:style-name="T45">kann das befördern; in dem Moment, in dem einem der Computer, mit dem man symbiotisch verschmolzen sein wird, vorhersagt, wie man gleich handeln oder fühlen wird, ist es Zeit, sich dagegen zu entscheiden und etwas anderes zu tun. Man muss sich für die Kontingenz mit der Maschine gegen sie entscheiden. So kann man Autonomie quasi durch Anti-Kybernetik erlangen.</text:span></text:p>
      <text:p text:style-name="P69"><text:span text:style-name="T45">Kybernetik</text:span><text:span text:style-name="T42"> ist </text:span><text:span text:style-name="T45">letztendlich also </text:span><text:span text:style-name="T42">ein zweischneidiges Schwert. </text:span><text:span text:style-name="T45">Als Herrschaftsinstrument ermöglicht sie einem eben nicht nur Herrschaft über sich selbst im Sinne der Autonomie, sondern kann auch die Autonomie anderer gefährden, was für einen radical ironist nicht hinnehmbar ist.</text:span></text:p>
      <text:p text:style-name="P70"><text:span text:style-name="T42">Wenn sie den Respekt vor dem anderen und seiner Kontingenz lernt, die Symbiose zwischen Mensch und Maschine anstrebt statt ihrer Gleichsetzung, kann sie ein nützliches Werkzeug für die Transzendenz menschlicher Zwänge sein und in eine selbstbestimmte Zukunft führen. Das Wesen, dass aus dieser Symbiose zwischen Mensch und Maschine hervorgeht, mag dann autonom sein, und die Widersprüche des menschlichen Seins auf eine völlig neue Art erklären können als wir es im Moment tun.</text:span></text:p>
      <text:p text:style-name="P70"><text:span text:style-name="T42">Auf jeden Fall wird es eine interessante Erklärung für all das haben.</text:span></text:p>
      <text:p text:style-name="P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2T19:16:23.745697128</meta:creation-date>
    <dc:date>2016-09-01T17:38:59.667848569</dc:date>
    <meta:editing-duration>PT7H16M16S</meta:editing-duration>
    <meta:editing-cycles>11</meta:editing-cycles>
    <meta:generator>LibreOffice/5.2.0.4$Linux_X86_64 LibreOffice_project/20m0$Build-4</meta:generator>
    <meta:document-statistic meta:table-count="0" meta:image-count="0" meta:object-count="0" meta:page-count="14" meta:paragraph-count="124" meta:word-count="5539" meta:character-count="38033" meta:non-whitespace-character-count="32597"/>
  </office:meta>
</office:document-meta>
</file>